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font-size="14pt" fo:font-weight="normal" officeooo:rsid="0005fc8a" officeooo:paragraph-rsid="0005fc8a"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68dfc" officeooo:paragraph-rsid="00068dfc" style:font-size-asian="14pt" style:font-weight-asian="normal" style:font-size-complex="14pt" style:font-weight-complex="normal"/>
    </style:style>
    <style:style style:name="T1" style:family="text">
      <style:text-properties officeooo:rsid="00068d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as, Ventas y Almacén</text:p>
      <text:p text:style-name="P1"/>
      <text:p text:style-name="P2">El modulo de compras registra las diferentes operaciones de solicitudes de presupuestos a proveedor, recepción e indicación de precios y creación de pedidos de compras.</text:p>
      <text:p text:style-name="P2"/>
      <text:p text:style-name="P2">El modulo de ventas funciona parecido al modulo de compras solo que gestiona los estados de los pedidos, diferentes gestiones de envío, cálculos de gastos de envío y diferentes albaranes de envío.</text:p>
      <text:p text:style-name="P2"/>
      <text:p text:style-name="P2">El modulo de almacén funciona diferente a los otros dos. Este modulo se encarga de gestionar las existencias de productos que hay en el almacén, el inventario y stock, el traspaso entre almacenes y la numeración de productos.</text:p>
      <text:p text:style-name="P2"/>
      <text:p text:style-name="P2">Los ERP <text:span text:style-name="T1">dirigidos</text:span> a este sector tienen como labor suplir la demanda de los clientes, por lo que el éxito en esta misión vendrá dado por la correcta sincronización entre las diferentes áreas de la compañía y de éstas con los proveedores.</text:p>
      <text:p text:style-name="P2"/>
      <text:p text:style-name="P2">P<text:span text:style-name="T1">a</text:span>ra las empresas de fabricación y distribución en el entorno competitivo actual resulta clave la correcta integración del departamento de compras, las diferentes áreas logísticas y, dentro de ellas, la correcta gestión del inventario.</text:p>
      <text:p text:style-name="P2"/>
      <text:p text:style-name="P3">Este modulo esta relacionado con otros módulos como podrían ser el modulo de gestión contable y financiera o el modulo de facturació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2T09:29:25.553542872</meta:creation-date>
    <dc:date>2020-09-22T09:54:51.881889508</dc:date>
    <meta:editing-duration>PT4M35S</meta:editing-duration>
    <meta:editing-cycles>1</meta:editing-cycles>
    <meta:document-statistic meta:table-count="0" meta:image-count="0" meta:object-count="0" meta:page-count="1" meta:paragraph-count="7" meta:word-count="197" meta:character-count="1219" meta:non-whitespace-character-count="1029"/>
    <meta:generator>LibreOffice/7.0.1.2$Linux_X86_64 LibreOffice_project/88a63c56098013eb4038e11ebe7c8c0daab09aa8</meta:generator>
  </office:meta>
</office:document-meta>
</file>